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.835cm"/>
    </style:style>
    <style:style style:name="co2" style:family="table-column">
      <style:table-column-properties fo:break-before="auto" style:column-width="10.62cm"/>
    </style:style>
    <style:style style:name="co3" style:family="table-column">
      <style:table-column-properties fo:break-before="auto" style:column-width="11.301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ackground-color="#1c99e0" style:text-align-source="fix" style:repeat-content="false" style:vertical-align="top"/>
      <style:paragraph-properties fo:text-align="start" fo:margin-left="0cm"/>
      <style:text-properties fo:language="zxx" fo:country="none"/>
      <style:map style:condition="cell-content()!=0" style:apply-style-name="Lang" style:base-cell-address="Feuille1.A1"/>
    </style:style>
    <style:style style:name="ce2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fo:language="zxx" fo:country="none"/>
      <style:map style:condition="is-true-formula(AND(AND(NOT(ISBLANK([.A$1])); NOT(ISBLANK([.$A2]))); ISEVEN(ROW())))" style:apply-style-name="Cell" style:base-cell-address="Feuille1.A2"/>
    </style:style>
    <style:style style:name="ce3" style:family="table-cell" style:parent-style-name="Default">
      <style:text-properties fo:language="zxx" fo:country="none"/>
      <style:map style:condition="is-true-formula(AND(NOT(ISBLANK([.A$1])); NOT(ISBLANK([.$A18])); ISEVEN(ROW())))" style:apply-style-name="Cell" style:base-cell-address="Feuille1.A18"/>
    </style:style>
    <style:style style:name="ce5" style:family="table-cell" style:parent-style-name="Default">
      <style:text-properties fo:language="zxx" fo:country="none"/>
      <style:map style:condition="is-true-formula(AND(AND(NOT(ISBLANK([.A$1])); NOT(ISBLANK([.$A2]))); ISEVEN(ROW())))" style:apply-style-name="Cell" style:base-cell-address="Feuille1.A2"/>
    </style:style>
    <style:style style:name="ce7" style:family="table-cell" style:parent-style-name="Default">
      <style:text-properties fo:language="zxx" fo:country="none"/>
      <style:map style:condition="is-true-formula(AND(AND(NOT(ISBLANK([.A$1])); NOT(ISBLANK([.$A2]))); ISEVEN(ROW())))" style:apply-style-name="Cell" style:base-cell-address="Feuille1.A2"/>
    </style:style>
    <style:style style:name="ce18" style:family="table-cell" style:parent-style-name="Default">
      <style:table-cell-properties fo:background-color="#1c99e0" style:text-align-source="fix" style:repeat-content="false" fo:wrap-option="wrap" style:vertical-align="top"/>
      <style:paragraph-properties fo:text-align="start" fo:margin-left="0cm"/>
      <style:text-properties fo:language="zxx" fo:country="none"/>
      <style:map style:condition="cell-content()!=0" style:apply-style-name="Lang" style:base-cell-address="Feuille1.A1"/>
    </style:style>
    <style:style style:name="ce19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fo:language="zxx" fo:country="none"/>
      <style:map style:condition="is-true-formula(AND(AND(NOT(ISBLANK([.A$1])); NOT(ISBLANK([.$A2]))); ISEVEN(ROW())))" style:apply-style-name="Cell" style:base-cell-address="Feuille1.A2"/>
    </style:style>
    <style:style style:name="ce20" style:family="table-cell" style:parent-style-name="Default">
      <style:table-cell-properties fo:background-color="#f9cfb5" style:text-align-source="fix" style:repeat-content="false" fo:wrap-option="wrap" style:vertical-align="top"/>
      <style:paragraph-properties fo:text-align="start" fo:margin-left="0cm"/>
      <style:text-properties fo:language="zxx" fo:country="none"/>
      <style:map style:condition="is-true-formula(AND(AND(NOT(ISBLANK([.A$1])); NOT(ISBLANK([.$A2]))); ISEVEN(ROW())))" style:apply-style-name="Cell" style:base-cell-address="Feuille1.A2"/>
    </style:style>
    <style:style style:name="ce21" style:family="table-cell" style:parent-style-name="Default" style:data-style-name="N107">
      <style:text-properties fo:language="zxx" fo:country="none"/>
      <style:map style:condition="is-true-formula(AND(AND(NOT(ISBLANK([.A$1])); NOT(ISBLANK([.$A2]))); ISEVEN(ROW())))" style:apply-style-name="Cell" style:base-cell-address="Feuille1.A2"/>
    </style:style>
    <style:style style:name="ce22" style:family="table-cell" style:parent-style-name="Default" style:data-style-name="N99">
      <style:table-cell-properties style:text-align-source="fix" style:repeat-content="false" fo:wrap-option="wrap" style:vertical-align="top"/>
      <style:paragraph-properties fo:text-align="start" fo:margin-left="0cm"/>
      <style:text-properties fo:language="zxx" fo:country="none"/>
      <style:map style:condition="is-true-formula(AND(AND(NOT(ISBLANK([.A$1])); NOT(ISBLANK([.$A2]))); ISEVEN(ROW())))" style:apply-style-name="Cell" style:base-cell-address="Feuille1.A2"/>
    </style:style>
    <style:style style:name="ce9" style:family="table-cell" style:parent-style-name="Default">
      <style:table-cell-properties fo:background-color="#1c99e0" style:text-align-source="fix" style:repeat-content="false" fo:wrap-option="wrap" style:vertical-align="top"/>
      <style:paragraph-properties fo:text-align="start" fo:margin-left="0cm"/>
      <style:map style:condition="cell-content()!=0" style:apply-style-name="Lang" style:base-cell-address="Feuille1.A1"/>
    </style:style>
    <style:style style:name="ce10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map style:condition="is-true-formula(AND(AND(NOT(ISBLANK([.A$1])); NOT(ISBLANK([.$A2]))); ISEVEN(ROW())))" style:apply-style-name="Cell" style:base-cell-address="Feuille1.A2"/>
    </style:style>
    <style:style style:name="ce14" style:family="table-cell" style:parent-style-name="Cell2">
      <style:table-cell-properties style:text-align-source="fix" style:repeat-content="false" fo:wrap-option="wrap" style:vertical-align="top"/>
      <style:paragraph-properties fo:text-align="start" fo:margin-left="0cm"/>
      <style:map style:condition="is-true-formula(AND(AND(NOT(ISBLANK([.A$1])); NOT(ISBLANK([.$A2]))); ISEVEN(ROW())))" style:apply-style-name="Cell" style:base-cell-address="Feuille1.A2"/>
    </style:style>
    <style:style style:name="ce15" style:family="table-cell" style:parent-style-name="Cell">
      <style:table-cell-properties style:text-align-source="fix" style:repeat-content="false" fo:wrap-option="wrap" style:vertical-align="top"/>
      <style:paragraph-properties fo:text-align="start" fo:margin-left="0cm"/>
      <style:map style:condition="is-true-formula(AND(AND(NOT(ISBLANK([.A$1])); NOT(ISBLANK([.$A2]))); ISEVEN(ROW())))" style:apply-style-name="Cell" style:base-cell-address="Feuille1.A2"/>
    </style:style>
    <style:style style:name="ce8" style:family="table-cell" style:parent-style-name="Default">
      <style:map style:condition="is-true-formula(AND(AND(NOT(ISBLANK([.A$1])); NOT(ISBLANK([.$A2]))); ISEVEN(ROW())))" style:apply-style-name="Cell" style:base-cell-address="Feuille1.A2"/>
    </style:style>
    <style:style style:name="ce11" style:family="table-cell" style:parent-style-name="Default">
      <style:table-cell-properties fo:background-color="#f9cfb5" style:text-align-source="fix" style:repeat-content="false" fo:wrap-option="wrap" style:vertical-align="top"/>
      <style:paragraph-properties fo:text-align="start" fo:margin-left="0cm"/>
      <style:map style:condition="is-true-formula(AND(AND(NOT(ISBLANK([.A$1])); NOT(ISBLANK([.$A2]))); ISEVEN(ROW())))" style:apply-style-name="Cell" style:base-cell-address="Feuille1.A2"/>
    </style:style>
    <style:style style:name="ce12" style:family="table-cell" style:parent-style-name="Default" style:data-style-name="N107">
      <style:map style:condition="is-true-formula(AND(AND(NOT(ISBLANK([.A$1])); NOT(ISBLANK([.$A2]))); ISEVEN(ROW())))" style:apply-style-name="Cell" style:base-cell-address="Feuille1.A2"/>
    </style:style>
    <style:style style:name="ce16" style:family="table-cell" style:parent-style-name="Default">
      <style:table-cell-properties style:text-align-source="fix" style:repeat-content="false" style:vertical-align="top"/>
      <style:paragraph-properties fo:text-align="start" fo:margin-left="0cm"/>
      <style:map style:condition="cell-content()!=0" style:apply-style-name="Lang" style:base-cell-address="Feuille1.A1"/>
    </style:style>
    <style:style style:name="ce6" style:family="table-cell" style:parent-style-name="Default">
      <style:table-cell-properties style:text-align-source="fix" style:repeat-content="false" style:vertical-align="top"/>
      <style:paragraph-properties fo:text-align="start" fo:margin-left="0cm"/>
      <style:map style:condition="is-true-formula(AND(AND(NOT(ISBLANK([.A$1])); NOT(ISBLANK([.$A2]))); ISEVEN(ROW())))" style:apply-style-name="Cell" style:base-cell-address="Feuille1.A2"/>
    </style:style>
    <style:style style:name="ce17" style:family="table-cell" style:parent-style-name="Default" style:data-style-name="N107">
      <style:table-cell-properties style:text-align-source="fix" style:repeat-content="false" style:vertical-align="top"/>
      <style:paragraph-properties fo:text-align="start" fo:margin-left="0cm"/>
      <style:map style:condition="is-true-formula(AND(AND(NOT(ISBLANK([.A$1])); NOT(ISBLANK([.$A2]))); ISEVEN(ROW())))" style:apply-style-name="Cell" style:base-cell-address="Feuille1.A2"/>
    </style:style>
    <style:style style:name="gr1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0.396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Feuille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19"/>
        <table:table-column table:style-name="co3" table:default-cell-style-name="ce10"/>
        <table:table-column table:style-name="co4" table:number-columns-repeated="1021" table:default-cell-style-name="ce6"/>
        <table:table-row table:style-name="ro1">
          <table:table-cell table:style-name="ce1" office:value-type="string" calcext:value-type="string">
            <text:p>key</text:p>
          </table:table-cell>
          <table:table-cell table:style-name="ce18" office:value-type="string" calcext:value-type="string">
            <text:p>en</text:p>
          </table:table-cell>
          <table:table-cell table:style-name="ce9" office:value-type="string" calcext:value-type="string">
            <text:p>fr</text:p>
          </table:table-cell>
          <table:table-cell table:style-name="ce16" table:number-columns-repeated="1021"/>
        </table:table-row>
        <table:table-row table:style-name="ro1">
          <table:table-cell office:value-type="string" calcext:value-type="string">
            <office:annotation office:display="true" draw:style-name="gr1" draw:text-style-name="P2" svg:width="1.73cm" svg:height="0.596cm" svg:x="5.048cm" svg:y="0.426cm" draw:caption-point-x="1.777cm" draw:caption-point-y="0.036cm">
              <dc:date>2023-09-04T00:00:00</dc:date>
              <text:p text:style-name="P1"><text:span text:style-name="T1">Projects</text:span></text:p>
            </office:annotation>
            <text:p>FIRST_PLATFORMER</text:p>
          </table:table-cell>
          <table:table-cell office:value-type="string" calcext:value-type="string">
            <text:p>First platformer</text:p>
          </table:table-cell>
          <table:table-cell office:value-type="string" calcext:value-type="string">
            <text:p>Premier jeu de plateform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IRST_PLATFORMER_DESC</text:p>
          </table:table-cell>
          <table:table-cell office:value-type="string" calcext:value-type="string">
            <text:p>My first ever platformer game.</text:p>
          </table:table-cell>
          <table:table-cell office:value-type="string" calcext:value-type="string">
            <text:p>Mon tout premier jeu de plateforme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PE_TAUPE</text:p>
          </table:table-cell>
          <table:table-cell office:value-type="string" calcext:value-type="string">
            <text:p>Whack-a-mole game</text:p>
          </table:table-cell>
          <table:table-cell office:value-type="string" calcext:value-type="string">
            <text:p>Tape-taup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PE_TAUPE_DESC</text:p>
          </table:table-cell>
          <table:table-cell office:value-type="string" calcext:value-type="string">
            <text:p>Pretty bad…</text:p>
          </table:table-cell>
          <table:table-cell office:value-type="string" calcext:value-type="string">
            <text:p>Un tape-taupe, mais avec un renard…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PE_TAUPE_REMAKE</text:p>
          </table:table-cell>
          <table:table-cell office:value-type="string" calcext:value-type="string">
            <text:p>Whack-a-mole game remake</text:p>
          </table:table-cell>
          <table:table-cell office:value-type="string" calcext:value-type="string">
            <text:p>Tape-taupe remak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PE_TAUPE_REMAKE_DESC</text:p>
          </table:table-cell>
          <table:table-cell office:value-type="string" calcext:value-type="string">
            <text:p>A little project made under 12h over 1 week.</text:p>
          </table:table-cell>
          <table:table-cell office:value-type="string" calcext:value-type="string">
            <text:p>Un mini projet réalisé en moins de 12h sur une semaine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UBBLE</text:p>
          </table:table-cell>
          <table:table-cell office:value-type="string" calcext:value-type="string">
            <text:p>Bubble</text:p>
          </table:table-cell>
          <table:table-cell office:value-type="string" calcext:value-type="string">
            <text:p>Bull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UBBLE_DESC</text:p>
          </table:table-cell>
          <table:table-cell office:value-type="string" calcext:value-type="string">
            <text:p>Somewhat an arcade game.</text:p>
          </table:table-cell>
          <table:table-cell office:value-type="string" calcext:value-type="string">
            <text:p>Une sorte de jeu d’arcade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RTAILLERIE</text:p>
          </table:table-cell>
          <table:table-cell table:number-columns-repeated="2" office:value-type="string" calcext:value-type="string">
            <text:p>Bartailleri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RTAILLERIE_DESC</text:p>
          </table:table-cell>
          <table:table-cell office:value-type="string" calcext:value-type="string">
            <text:p>Local 1v1 game.</text:p>
          </table:table-cell>
          <table:table-cell office:value-type="string" calcext:value-type="string">
            <text:p>Jeu en 1v1 local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PACE_ADVENTURE</text:p>
          </table:table-cell>
          <table:table-cell office:value-type="string" calcext:value-type="string">
            <text:p>Space Adventure</text:p>
          </table:table-cell>
          <table:table-cell office:value-type="string" calcext:value-type="string">
            <text:p>L’aventure de l’espac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PACE_ADVENTURE_DESC</text:p>
          </table:table-cell>
          <table:table-cell office:value-type="string" calcext:value-type="string">
            <text:p>Avoid getting hit by asteroids while collecting fuel and materials.</text:p>
          </table:table-cell>
          <table:table-cell table:style-name="ce14" office:value-type="string" calcext:value-type="string">
            <text:p>Projet de 3ème. Évitez les astéroïdes tout en collectant du carburant et des matériaux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OJECTS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Projet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OJECTS_DESC</text:p>
          </table:table-cell>
          <table:table-cell office:value-type="string" calcext:value-type="string">
            <text:p>A site listing all my projects.</text:p>
          </table:table-cell>
          <table:table-cell office:value-type="string" calcext:value-type="string">
            <text:p>Un site recensant mes projets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UZZLE</text:p>
          </table:table-cell>
          <table:table-cell table:number-columns-repeated="2" office:value-type="string" calcext:value-type="string">
            <text:p>Puzzl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UZZLE_DESC</text:p>
          </table:table-cell>
          <table:table-cell office:value-type="string" calcext:value-type="string">
            <text:p>A puzzle created for a school project.</text:p>
          </table:table-cell>
          <table:table-cell table:style-name="ce15" office:value-type="string" calcext:value-type="string">
            <text:p>Un puzzle créé pour un projet scolaire.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MULTIPLICATION</text:p>
          </table:table-cell>
          <table:table-cell office:value-type="string" calcext:value-type="string">
            <text:p>Learn your multiplication tables</text:p>
          </table:table-cell>
          <table:table-cell table:style-name="ce15" office:value-type="string" calcext:value-type="string">
            <text:p>Révise tes tables de multiplication</text:p>
          </table:table-cell>
          <table:table-cell table:number-columns-repeated="1021"/>
        </table:table-row>
        <table:table-row table:style-name="ro2">
          <table:table-cell table:style-name="ce5" office:value-type="string" calcext:value-type="string">
            <text:p>MULTIPLICATION_DESC</text:p>
          </table:table-cell>
          <table:table-cell office:value-type="string" calcext:value-type="string">
            <text:p>Very bad, i don’t even now why I put it there… because of nostalgia ?</text:p>
          </table:table-cell>
          <table:table-cell table:style-name="ce15" office:value-type="string" calcext:value-type="string">
            <text:p>Horrible, je ne sais même pas pourquoi je le met sur le site… la nostalgie ?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PAINT_ADVENTURE</text:p>
          </table:table-cell>
          <table:table-cell office:value-type="string" calcext:value-type="string">
            <text:p>Paint Adventure</text:p>
          </table:table-cell>
          <table:table-cell table:style-name="ce15" office:value-type="string" calcext:value-type="string">
            <text:p>Peinture Aventure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PAINT_ADVENTURE_DESC</text:p>
          </table:table-cell>
          <table:table-cell office:value-type="string" calcext:value-type="string">
            <text:p>A bad game with movement limit and conveyor belts.</text:p>
          </table:table-cell>
          <table:table-cell table:style-name="ce15" office:value-type="string" calcext:value-type="string">
            <text:p>Un mauvais jeu avec des mouvements limités et des convoyeurs.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FETE_DES_PERES</text:p>
          </table:table-cell>
          <table:table-cell office:value-type="string" calcext:value-type="string">
            <text:p>Father’s Day</text:p>
          </table:table-cell>
          <table:table-cell table:style-name="ce15" office:value-type="string" calcext:value-type="string">
            <text:p>Fête des pères</text:p>
          </table:table-cell>
          <table:table-cell table:number-columns-repeated="1021"/>
        </table:table-row>
        <table:table-row table:style-name="ro3">
          <table:table-cell table:style-name="ce3" office:value-type="string" calcext:value-type="string">
            <text:p>FETE_DES_PERES_DESC</text:p>
          </table:table-cell>
          <table:table-cell office:value-type="string" calcext:value-type="string">
            <text:p>A little interactive toy made for Father’s Day. (Not sure my dad liked it, but at least it doesn’t take up space.)</text:p>
          </table:table-cell>
          <table:table-cell table:style-name="ce15" office:value-type="string" calcext:value-type="string">
            <text:p>Un petit jouet interactif fait pour la fête des pères. (Pas sûr que mon père ait apprécié, mais au moins ça prend pas de place, et il n’a pas à le jeter.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office:annotation office:display="true" draw:style-name="gr1" draw:text-style-name="P2" svg:width="1.595cm" svg:height="0.596cm" svg:x="5.154cm" svg:y="11.994cm" draw:caption-point-x="1.671cm" draw:caption-point-y="-0.034cm">
              <dc:date>2023-10-16T00:00:00</dc:date>
              <text:p text:style-name="P1"><text:span text:style-name="T1">Other</text:span></text:p>
            </office:annotation>
            <text:p>WIP</text:p>
          </table:table-cell>
          <table:table-cell office:value-type="string" calcext:value-type="string">
            <text:p>⚠ Work in progress ⚠: Not every projects are present.</text:p>
          </table:table-cell>
          <table:table-cell office:value-type="string" calcext:value-type="string">
            <text:p>⚠ En construction ⚠ : Tous les projets ne sont pas listés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ARCH</text:p>
          </table:table-cell>
          <table:table-cell office:value-type="string" calcext:value-type="string">
            <text:p>Search</text:p>
          </table:table-cell>
          <table:table-cell office:value-type="string" calcext:value-type="string">
            <text:p>Recherche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EARCH_PLACEHOLDER</text:p>
          </table:table-cell>
          <table:table-cell office:value-type="string" calcext:value-type="string">
            <text:p>Type one or more words to search in projects title and description... </text:p>
          </table:table-cell>
          <table:table-cell office:value-type="string" calcext:value-type="string">
            <text:p>Entrez un ou plusieurs termes à chercher dans le titre et la description…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G_FILTERS</text:p>
          </table:table-cell>
          <table:table-cell office:value-type="string" calcext:value-type="string">
            <text:p>Filter by tag:</text:p>
          </table:table-cell>
          <table:table-cell office:value-type="string" calcext:value-type="string">
            <text:p>Filtrer par étiquette :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ORT_FILTERS</text:p>
          </table:table-cell>
          <table:table-cell office:value-type="string" calcext:value-type="string">
            <text:p>Sort by:</text:p>
          </table:table-cell>
          <table:table-cell office:value-type="string" calcext:value-type="string">
            <text:p>Trier par :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TE</text:p>
          </table:table-cell>
          <table:table-cell table:number-columns-repeated="2" office:value-type="string" calcext:value-type="string">
            <text:p>Dat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UN</text:p>
          </table:table-cell>
          <table:table-cell table:number-columns-repeated="2" office:value-type="string" calcext:value-type="string">
            <text:p>Fu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UN_DESC</text:p>
          </table:table-cell>
          <table:table-cell office:value-type="string" calcext:value-type="string">
            <text:p>A value from 0 to 100 grading the fun of the project.</text:p>
          </table:table-cell>
          <table:table-cell office:value-type="string" calcext:value-type="string">
            <text:p>Une valeur de 0 à 100 évaluant le fun du projet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ATE_DESC</text:p>
          </table:table-cell>
          <table:table-cell office:value-type="string" calcext:value-type="string">
            <text:p>Date when the project was released. This does not take updates into account.</text:p>
          </table:table-cell>
          <table:table-cell office:value-type="string" calcext:value-type="string">
            <text:p>Date de parution du projet. Le projet a pu être mis à jour entre temps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ITLE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Titr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HUMBNAIL</text:p>
          </table:table-cell>
          <table:table-cell office:value-type="string" calcext:value-type="string">
            <text:p>Thumbnail</text:p>
          </table:table-cell>
          <table:table-cell office:value-type="string" calcext:value-type="string">
            <text:p>Vignett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OOLTIP_READER</text:p>
          </table:table-cell>
          <table:table-cell office:value-type="string" calcext:value-type="string">
            <text:p>Tooltip reader</text:p>
          </table:table-cell>
          <table:table-cell office:value-type="string" calcext:value-type="string">
            <text:p>Lecteur d’infobull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OOLTIP_SHOWER</text:p>
          </table:table-cell>
          <table:table-cell office:value-type="string" calcext:value-type="string">
            <text:p>Move your mouse over an element to show it’s tooltip…</text:p>
          </table:table-cell>
          <table:table-cell office:value-type="string" calcext:value-type="string">
            <text:p>Survolez un élément avec votre curseur pour en montrer son infobulle…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office:annotation office:display="true" draw:style-name="gr1" draw:text-style-name="P2" svg:width="1.678cm" svg:height="0.596cm" svg:x="5.099cm" svg:y="18.945cm" draw:caption-point-x="1.726cm" draw:caption-point-y="0.055cm">
              <dc:date>2023-10-31T00:00:00</dc:date>
              <text:p text:style-name="P1"><text:span text:style-name="T1">See also</text:span></text:p>
            </office:annotation>
            <text:p>SOURCE_CODE</text:p>
          </table:table-cell>
          <table:table-cell office:value-type="string" calcext:value-type="string">
            <text:p>Source code</text:p>
          </table:table-cell>
          <table:table-cell office:value-type="string" calcext:value-type="string">
            <text:p>Code sourc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MAKE</text:p>
          </table:table-cell>
          <table:table-cell office:value-type="string" calcext:value-type="string">
            <text:p>Remake</text:p>
          </table:table-cell>
          <table:table-cell office:value-type="string" calcext:value-type="string">
            <text:p>Repris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RIGINAL</text:p>
          </table:table-cell>
          <table:table-cell office:value-type="string" calcext:value-type="string">
            <text:p>Master copy</text:p>
          </table:table-cell>
          <table:table-cell office:value-type="string" calcext:value-type="string">
            <text:p>Projet origina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office:annotation office:display="true" draw:style-name="gr1" draw:text-style-name="P2" svg:width="1.348cm" svg:height="0.596cm" svg:x="5.403cm" svg:y="20.297cm" draw:caption-point-x="1.422cm" draw:caption-point-y="0.058cm">
              <dc:date>2023-09-04T00:00:00</dc:date>
              <text:p text:style-name="P1"><text:span text:style-name="T1">Tags</text:span></text:p>
            </office:annotation>
            <text:p>PLATFORMER</text:p>
          </table:table-cell>
          <table:table-cell office:value-type="string" calcext:value-type="string">
            <text:p>Platformer</text:p>
          </table:table-cell>
          <table:table-cell office:value-type="string" calcext:value-type="string">
            <text:p>Plateform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LATFORMER_DESC</text:p>
          </table:table-cell>
          <table:table-cell office:value-type="string" calcext:value-type="string">
            <text:p>Platformer game.</text:p>
          </table:table-cell>
          <table:table-cell office:value-type="string" calcext:value-type="string">
            <text:p>Jeu de plateforme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OY</text:p>
          </table:table-cell>
          <table:table-cell office:value-type="string" calcext:value-type="string">
            <text:p>Toy</text:p>
          </table:table-cell>
          <table:table-cell office:value-type="string" calcext:value-type="string">
            <text:p>Joue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OY_DESC</text:p>
          </table:table-cell>
          <table:table-cell office:value-type="string" calcext:value-type="string">
            <text:p>A bit like a game, but without any goal.</text:p>
          </table:table-cell>
          <table:table-cell office:value-type="string" calcext:value-type="string">
            <text:p>Un peu comme un jeu, mais sans but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OOL</text:p>
          </table:table-cell>
          <table:table-cell office:value-type="string" calcext:value-type="string">
            <text:p>Tool</text:p>
          </table:table-cell>
          <table:table-cell office:value-type="string" calcext:value-type="string">
            <text:p>Outil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OOL_DESC</text:p>
          </table:table-cell>
          <table:table-cell office:value-type="string" calcext:value-type="string">
            <text:p>Not a game, but something usefull.</text:p>
          </table:table-cell>
          <table:table-cell office:value-type="string" calcext:value-type="string">
            <text:p>Pas un jeu, mais quelque chose d’utile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LUGIN</text:p>
          </table:table-cell>
          <table:table-cell office:value-type="string" calcext:value-type="string">
            <text:p>Plugin</text:p>
          </table:table-cell>
          <table:table-cell office:value-type="string" calcext:value-type="string">
            <text:p>Modul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LUGIN_DESC</text:p>
          </table:table-cell>
          <table:table-cell office:value-type="string" calcext:value-type="string">
            <text:p>Something modifying a software.</text:p>
          </table:table-cell>
          <table:table-cell office:value-type="string" calcext:value-type="string">
            <text:p>Quelque chose qui ajoute des fonctionnalités à un logiciel.</text:p>
          </table:table-cell>
          <table:table-cell table:number-columns-repeated="1021"/>
        </table:table-row>
        <table:table-row table:style-name="ro1">
          <table:table-cell table:number-columns-repeated="3" office:value-type="string" calcext:value-type="string">
            <text:p>2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D_DESC</text:p>
          </table:table-cell>
          <table:table-cell office:value-type="string" calcext:value-type="string">
            <text:p>2 dimensionnal game.</text:p>
          </table:table-cell>
          <table:table-cell office:value-type="string" calcext:value-type="string">
            <text:p>Jeu en 2 dimensions.</text:p>
          </table:table-cell>
          <table:table-cell table:number-columns-repeated="1021"/>
        </table:table-row>
        <table:table-row table:style-name="ro1">
          <table:table-cell table:style-name="ce7" office:value-type="string" calcext:value-type="string">
            <text:p>ARCADE</text:p>
          </table:table-cell>
          <table:table-cell table:style-name="ce7" office:value-type="string" calcext:value-type="string">
            <text:p>Arcade</text:p>
          </table:table-cell>
          <table:table-cell table:style-name="ce8" office:value-type="string" calcext:value-type="string">
            <text:p>Arcade</text:p>
          </table:table-cell>
          <table:table-cell table:number-columns-repeated="1021"/>
        </table:table-row>
        <table:table-row table:style-name="ro1">
          <table:table-cell table:style-name="ce7" office:value-type="string" calcext:value-type="string">
            <text:p>ARCADE_DESC</text:p>
          </table:table-cell>
          <table:table-cell table:style-name="ce7" office:value-type="string" calcext:value-type="string">
            <text:p>Arcade game.</text:p>
          </table:table-cell>
          <table:table-cell table:style-name="ce8" office:value-type="string" calcext:value-type="string">
            <text:p>Jeu d’arcade.</text:p>
          </table:table-cell>
          <table:table-cell table:number-columns-repeated="1021"/>
        </table:table-row>
        <table:table-row table:style-name="ro1">
          <table:table-cell table:style-name="ce7" office:value-type="string" calcext:value-type="string">
            <text:p>WEB</text:p>
          </table:table-cell>
          <table:table-cell table:style-name="ce7" office:value-type="string" calcext:value-type="string">
            <text:p>Browser</text:p>
          </table:table-cell>
          <table:table-cell table:style-name="ce8" office:value-type="string" calcext:value-type="string">
            <text:p>Navigateur</text:p>
          </table:table-cell>
          <table:table-cell table:number-columns-repeated="1021"/>
        </table:table-row>
        <table:table-row table:style-name="ro1">
          <table:table-cell table:style-name="ce7" office:value-type="string" calcext:value-type="string">
            <text:p>WEB_DESC</text:p>
          </table:table-cell>
          <table:table-cell table:style-name="ce7" office:value-type="string" calcext:value-type="string">
            <text:p>Playable directly inside one’s browser. (Chrome, Firefox, Edge…)</text:p>
          </table:table-cell>
          <table:table-cell table:style-name="ce8" office:value-type="string" calcext:value-type="string">
            <text:p>Jouable directement dans le navigateur. (Chrome, Firefox, Edge…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CRATCH</text:p>
          </table:table-cell>
          <table:table-cell table:number-columns-repeated="2" office:value-type="string" calcext:value-type="string">
            <text:p>Scratc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CRATCH_DESC</text:p>
          </table:table-cell>
          <table:table-cell office:value-type="string" calcext:value-type="string">
            <text:p>Created with Scratch. This is a website for beginner programmers.</text:p>
          </table:table-cell>
          <table:table-cell office:value-type="string" calcext:value-type="string">
            <text:p>Jeu créé avec Scratch, un site de programmation pour les débutants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OP</text:p>
          </table:table-cell>
          <table:table-cell office:value-type="string" calcext:value-type="string">
            <text:p>Co-op</text:p>
          </table:table-cell>
          <table:table-cell office:value-type="string" calcext:value-type="string">
            <text:p>Coop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OP_DESC</text:p>
          </table:table-cell>
          <table:table-cell office:value-type="string" calcext:value-type="string">
            <text:p>Playable cooperatively with your friends.</text:p>
          </table:table-cell>
          <table:table-cell office:value-type="string" calcext:value-type="string">
            <text:p>Jouable en coopération avec des amis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CHOOL</text:p>
          </table:table-cell>
          <table:table-cell office:value-type="string" calcext:value-type="string">
            <text:p>School</text:p>
          </table:table-cell>
          <table:table-cell office:value-type="string" calcext:value-type="string">
            <text:p>Scolair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CHOOL_DESC</text:p>
          </table:table-cell>
          <table:table-cell office:value-type="string" calcext:value-type="string">
            <text:p>Created for school.</text:p>
          </table:table-cell>
          <table:table-cell office:value-type="string" calcext:value-type="string">
            <text:p>Créé pour une activité scolaire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V1</text:p>
          </table:table-cell>
          <table:table-cell office:value-type="string" calcext:value-type="string">
            <text:p>1vs1</text:p>
          </table:table-cell>
          <table:table-cell office:value-type="string" calcext:value-type="string">
            <text:p>1 contre 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V1_DESC</text:p>
          </table:table-cell>
          <table:table-cell office:value-type="string" calcext:value-type="string">
            <text:p>1 versus 1 fighting game.</text:p>
          </table:table-cell>
          <table:table-cell office:value-type="string" calcext:value-type="string">
            <text:p>Jeu de combat en 1 contre 1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ULTIPLAYER</text:p>
          </table:table-cell>
          <table:table-cell office:value-type="string" calcext:value-type="string">
            <text:p>Multiplayer</text:p>
          </table:table-cell>
          <table:table-cell office:value-type="string" calcext:value-type="string">
            <text:p>Multijoueu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ULTIPLAYER_DESC</text:p>
          </table:table-cell>
          <table:table-cell office:value-type="string" calcext:value-type="string">
            <text:p>You can play with other peoples localy.</text:p>
          </table:table-cell>
          <table:table-cell office:value-type="string" calcext:value-type="string">
            <text:p>Se joue à plusieurs. (En local)</text:p>
          </table:table-cell>
          <table:table-cell table:number-columns-repeated="1021"/>
        </table:table-row>
        <table:table-row table:style-name="ro1">
          <table:table-cell table:number-columns-repeated="3" office:value-type="string" calcext:value-type="string">
            <text:p>LT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TS_DESC</text:p>
          </table:table-cell>
          <table:table-cell office:value-type="string" calcext:value-type="string">
            <text:p>Long Term Support: expect only bugfix updates.</text:p>
          </table:table-cell>
          <table:table-cell office:value-type="string" calcext:value-type="string">
            <text:p>Support à Long Terme : Mises à jour correctives uniquement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MPLETE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Comple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MPLETE_DESC</text:p>
          </table:table-cell>
          <table:table-cell office:value-type="string" calcext:value-type="string">
            <text:p>Nothing will be added anymore, even bugfixes.</text:p>
          </table:table-cell>
          <table:table-cell office:value-type="string" calcext:value-type="string">
            <text:p>Le projet est terminé et rien n’y sera ajouté, pas même des correctifs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NGOING</text:p>
          </table:table-cell>
          <table:table-cell office:value-type="string" calcext:value-type="string">
            <text:p>In progress</text:p>
          </table:table-cell>
          <table:table-cell office:value-type="string" calcext:value-type="string">
            <text:p>En cour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NGOING_DESC</text:p>
          </table:table-cell>
          <table:table-cell office:value-type="string" calcext:value-type="string">
            <text:p>This project is currenlty being working on.</text:p>
          </table:table-cell>
          <table:table-cell office:value-type="string" calcext:value-type="string">
            <text:p>Ce projet est actuellement en cours de développement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BANDONED</text:p>
          </table:table-cell>
          <table:table-cell office:value-type="string" calcext:value-type="string">
            <text:p>Abandoned</text:p>
          </table:table-cell>
          <table:table-cell office:value-type="string" calcext:value-type="string">
            <text:p>Abandonné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BANDONED_DESC</text:p>
          </table:table-cell>
          <table:table-cell office:value-type="string" calcext:value-type="string">
            <text:p>This project is not complete and wont get updates.</text:p>
          </table:table-cell>
          <table:table-cell office:value-type="string" calcext:value-type="string">
            <text:p>Ce projet n’est pas terminé et ne le sera jamais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4H</text:p>
          </table:table-cell>
          <table:table-cell table:number-columns-repeated="2" office:value-type="string" calcext:value-type="string">
            <text:p>24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4H_DESC</text:p>
          </table:table-cell>
          <table:table-cell office:value-type="string" calcext:value-type="string">
            <text:p>Made in less than 24 hours of development.</text:p>
          </table:table-cell>
          <table:table-cell office:value-type="string" calcext:value-type="string">
            <text:p>Créé en moins de 24 heures de développement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office:annotation office:display="true" draw:style-name="gr1" draw:text-style-name="P2" svg:width="2.939cm" svg:height="0.596cm" svg:x="3.865cm" svg:y="35.727cm" draw:caption-point-x="2.96cm" draw:caption-point-y="-0.019cm">
              <dc:date>2023-10-16T00:00:00</dc:date>
              <text:p text:style-name="P1"><text:span text:style-name="T1">Tag categories</text:span></text:p>
            </office:annotation>
            <text:p>GENRE</text:p>
          </table:table-cell>
          <table:table-cell table:number-columns-repeated="2" office:value-type="string" calcext:value-type="string">
            <text:p>Genr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LATFORM</text:p>
          </table:table-cell>
          <table:table-cell office:value-type="string" calcext:value-type="string">
            <text:p>Platform</text:p>
          </table:table-cell>
          <table:table-cell office:value-type="string" calcext:value-type="string">
            <text:p>Plateform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LAYER_COUNT</text:p>
          </table:table-cell>
          <table:table-cell office:value-type="string" calcext:value-type="string">
            <text:p>Player count</text:p>
          </table:table-cell>
          <table:table-cell office:value-type="string" calcext:value-type="string">
            <text:p>Nombre de joueur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UE</text:p>
          </table:table-cell>
          <table:table-cell table:number-columns-repeated="2" office:value-type="string" calcext:value-type="string">
            <text:p>Vu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COPE</text:p>
          </table:table-cell>
          <table:table-cell office:value-type="string" calcext:value-type="string">
            <text:p>Scope</text:p>
          </table:table-cell>
          <table:table-cell office:value-type="string" calcext:value-type="string">
            <text:p>Cadr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VELOPMENT</text:p>
          </table:table-cell>
          <table:table-cell office:value-type="string" calcext:value-type="string">
            <text:p>Development</text:p>
          </table:table-cell>
          <table:table-cell office:value-type="string" calcext:value-type="string">
            <text:p>Développeme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IME_LIMIT</text:p>
          </table:table-cell>
          <table:table-cell office:value-type="string" calcext:value-type="string">
            <text:p>Time limit</text:p>
          </table:table-cell>
          <table:table-cell office:value-type="string" calcext:value-type="string">
            <text:p>Temps imparti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office:annotation office:display="true" draw:style-name="gr1" draw:text-style-name="P2" svg:width="1.622cm" svg:height="0.596cm" svg:x="5.128cm" svg:y="38.832cm" draw:caption-point-x="1.697cm" draw:caption-point-y="0.036cm">
              <dc:date>2023-09-16T00:00:00</dc:date>
              <text:p text:style-name="P1"><text:span text:style-name="T1">Locales</text:span></text:p>
            </office:annotation>
            <text:p>AUTO</text:p>
          </table:table-cell>
          <table:table-cell office:value-type="string" calcext:value-type="string">
            <text:p>Automatic</text:p>
          </table:table-cell>
          <table:table-cell office:value-type="string" calcext:value-type="string">
            <text:p>Automatiqu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n</text:p>
          </table:table-cell>
          <table:table-cell office:value-type="string" calcext:value-type="string">
            <text:p>English</text:p>
          </table:table-cell>
          <table:table-cell table:style-name="ce11" office:value-type="string" calcext:value-type="string">
            <text:p>Anglai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r</text:p>
          </table:table-cell>
          <table:table-cell table:style-name="ce20" office:value-type="string" calcext:value-type="string">
            <text:p>French</text:p>
          </table:table-cell>
          <table:table-cell office:value-type="string" calcext:value-type="string">
            <text:p>Françai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OCALIZATION_PROGRESS</text:p>
          </table:table-cell>
          <table:table-cell table:style-name="ce21" table:formula="of:=IF(NOT(ISBLANK([.B$1])); COUNTA([.B$2:.B83])/(ROW()-2); &quot;&quot;)" office:value-type="percentage" office:value="1" calcext:value-type="percentage">
            <text:p>100%</text:p>
          </table:table-cell>
          <table:table-cell table:style-name="ce12" table:formula="of:=IF(NOT(ISBLANK([.C$1])); COUNTA([.C$2:.C83])/(ROW()-2); &quot;&quot;)" office:value-type="percentage" office:value="1" calcext:value-type="percentage">
            <text:p>100%</text:p>
          </table:table-cell>
          <table:table-cell table:style-name="ce12" table:formula="of:=IF(NOT(ISBLANK([.D$1])); COUNTA([.D$2:.D83])/(ROW()-2); &quot;&quot;)">
            <text:p/>
          </table:table-cell>
          <table:table-cell table:style-name="ce12" table:formula="of:=IF(NOT(ISBLANK([.E$1])); COUNTA([.E$2:.E83])/(ROW()-2); &quot;&quot;)">
            <text:p/>
          </table:table-cell>
          <table:table-cell table:style-name="ce12" table:formula="of:=IF(NOT(ISBLANK([.F$1])); COUNTA([.F$2:.F83])/(ROW()-2); &quot;&quot;)">
            <text:p/>
          </table:table-cell>
          <table:table-cell table:style-name="ce17" table:number-columns-repeated="1018"/>
        </table:table-row>
        <table:table-row table:style-name="ro1">
          <table:table-cell/>
          <table:table-cell table:style-name="ce22"/>
          <table:table-cell table:style-name="ce8"/>
          <table:table-cell table:number-columns-repeated="1021"/>
        </table:table-row>
        <table:table-row table:style-name="ro1" table:number-rows-repeated="1048490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Feuille1.B2:Feuille1.AMJ1048576 Feuille1.A2:Feuille1.A17 Feuille1.A24:Feuille1.A1048576 Feuille1.A19:Feuille1.A19">
            <calcext:condition calcext:apply-style-name="Cell" calcext:value="formula-is(AND(AND(NOT(ISBLANK([.A$1])); NOT(ISBLANK([.$A2]))); ISEVEN(ROW())))" calcext:base-cell-address="Feuille1.A2"/>
          </calcext:conditional-format>
          <calcext:conditional-format calcext:target-range-address="Feuille1.A1:Feuille1.AMJ1">
            <calcext:condition calcext:apply-style-name="Lang" calcext:value="!=0" calcext:base-cell-address="Feuille1.A1"/>
          </calcext:conditional-format>
          <calcext:conditional-format calcext:target-range-address="Feuille1.B2:Feuille1.AMJ1048576 Feuille1.A2:Feuille1.A17 Feuille1.A24:Feuille1.A1048576 Feuille1.A19:Feuille1.A19">
            <calcext:condition calcext:apply-style-name="Cell2" calcext:value="formula-is(AND(AND(NOT(ISBLANK([.A$1])); NOT(ISBLANK([.$A2]))); ISODD(ROW())))" calcext:base-cell-address="Feuille1.A2"/>
          </calcext:conditional-format>
          <calcext:conditional-format calcext:target-range-address="Feuille1.A18:Feuille1.A23">
            <calcext:condition calcext:apply-style-name="Cell" calcext:value="formula-is(AND(NOT(ISBLANK([.A$1])); NOT(ISBLANK([.$A18])); ISEVEN(ROW())))" calcext:base-cell-address="Feuille1.A18"/>
          </calcext:conditional-format>
          <calcext:conditional-format calcext:target-range-address="Feuille1.A18:Feuille1.A23">
            <calcext:condition calcext:apply-style-name="Cell2" calcext:value="formula-is(AND(NOT(ISBLANK([.A$1])); NOT(ISBLANK([.$A18])); ISODD(ROW())))" calcext:base-cell-address="Feuille1.A18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percentage-style style:name="N107">
      <number:number number:decimal-places="0" number:min-decimal-places="0" number:min-integer-digits="1"/>
      <number:text>%</number:text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ll" style:family="table-cell" style:parent-style-name="Default">
      <style:table-cell-properties fo:background-color="#ccf4c6" style:diagonal-bl-tr="none" style:diagonal-tl-br="none" fo:border="0.06pt solid #808080"/>
    </style:style>
    <style:style style:name="Lang" style:family="table-cell" style:parent-style-name="Default">
      <style:table-cell-properties fo:background-color="#43c330" style:diagonal-bl-tr="none" style:diagonal-tl-br="none" fo:border="0.06pt solid #000000"/>
    </style:style>
    <style:style style:name="Key" style:family="table-cell" style:parent-style-name="Default">
      <style:table-cell-properties fo:background-color="#92e285" style:diagonal-bl-tr="none" style:diagonal-tl-br="none" fo:border="0.06pt solid #808080"/>
    </style:style>
    <style:style style:name="Cell2" style:family="table-cell" style:parent-style-name="Cell">
      <style:table-cell-properties fo:background-color="#a1f098" style:diagonal-bl-tr="none" style:diagonal-tl-br="none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01">00/00/0000</text:date>, <text:time style:data-style-name="N2" text:time-value="10:31:23.223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11-01T10:54:28.839000000</dc:date>
    <meta:editing-duration>PT6H57M7S</meta:editing-duration>
    <meta:editing-cycles>42</meta:editing-cycles>
    <meta:generator>LibreOffice/7.3.2.2$Windows_X86_64 LibreOffice_project/49f2b1bff42cfccbd8f788c8dc32c1c309559be0</meta:generator>
    <meta:document-statistic meta:table-count="1" meta:cell-count="255" meta:object-count="0"/>
  </office:meta>
</office:document-meta>
</file>